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urchas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29.66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30.49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9" calcext:value-type="date">
            <text:p>2019-01-09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33.39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Hans Wagner Fleischerei</text:p>
          </table:table-cell>
          <table:table-cell office:value-type="string" calcext:value-type="string">
            <text:p>meat and sausages</text:p>
          </table:table-cell>
          <table:table-cell office:value-type="string" calcext:value-type="string">
            <text:p>15.63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29.83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37.0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18" calcext:value-type="date">
            <text:p>2019-02-18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52.36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104.67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4" calcext:value-type="date">
            <text:p>2019-01-04</text:p>
          </table:table-cell>
          <table:table-cell office:value-type="string" calcext:value-type="string">
            <text:p>Buttlers</text:p>
          </table:table-cell>
          <table:table-cell office:value-type="string" calcext:value-type="string">
            <text:p>plant pots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Weinquelle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39.8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42.95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10" calcext:value-type="date">
            <text:p>2019-03-1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kitchen interior</text:p>
          </table:table-cell>
          <table:table-cell office:value-type="string" calcext:value-type="string">
            <text:p>256.34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kitchen interior</text:p>
          </table:table-cell>
          <table:table-cell office:value-type="string" calcext:value-type="string">
            <text:p>154.8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8-12-17" calcext:value-type="date">
            <text:p>2018-12-1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52.6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9.74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13.12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38.91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12.32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18" calcext:value-type="date">
            <text:p>2019-01-18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15.25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43.26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70.15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89.72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2" calcext:value-type="date">
            <text:p>2019-01-0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67.98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25" calcext:value-type="date">
            <text:p>2019-01-25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81.08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19" calcext:value-type="date">
            <text:p>2019-01-19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56.09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flat interior</text:p>
          </table:table-cell>
          <table:table-cell office:value-type="string" calcext:value-type="string">
            <text:p>225.11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ekly buy-in</text:p>
          </table:table-cell>
          <table:table-cell office:value-type="string" calcext:value-type="string">
            <text:p>13.07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3" calcext:value-type="date">
            <text:p>2019-01-03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flat accessories</text:p>
          </table:table-cell>
          <table:table-cell office:value-type="string" calcext:value-type="string">
            <text:p>180.65</text:p>
          </table:table-cell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1:33:06.4736032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11:26.112005129</meta:creation-date>
    <dc:date>2019-04-15T11:38:16.210856125</dc:date>
    <meta:editing-duration>PT19M45S</meta:editing-duration>
    <meta:editing-cycles>4</meta:editing-cycles>
    <meta:generator>LibreOffice/6.0.7.3$Linux_X86_64 LibreOffice_project/00m0$Build-3</meta:generator>
    <meta:document-statistic meta:table-count="1" meta:cell-count="180" meta:object-count="0"/>
  </office:meta>
</office:document-meta>
</file>